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579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203cm" draw:shadow-offset-y="0.203cm" draw:shadow-color="#808080" draw:start-line-spacing-horizontal="0.63cm" draw:start-line-spacing-vertical="0.63cm" draw:end-line-spacing-horizontal="0.63cm" draw:end-line-spacing-vertical="0.63cm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9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2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marker-start="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4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.389cm" svg:height="1.839cm" svg:x="2.274cm" svg:y="2.033cm">
          <text:list text:style-name="L1">
            <text:list-header>
              <text:p text:style-name="P1"><text:span text:style-name="T1">UMA in Web-Bas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3" draw:id="id3" draw:layer="layout" svg:width="2.201cm" svg:height="1.473cm" svg:x="6.471cm" svg:y="8.883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2.201cm" svg:height="1.473cm" svg:x="9.871cm" svg:y="11.083cm">
          <text:list text:style-name="L1">
            <text:list-header>
              <text:p text:style-name="P3"><text:span text:style-name="T2">MDA</text:span></text:p>
            </text:list-header>
            <text:list-item>
              <text:p text:style-name="P3"><text:span text:style-name="T3">Rq Party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.923cm" svg:height="1.872cm" svg:x="2.447cm" svg:y="13.079cm">
          <text:list text:style-name="L1">
            <text:list-header>
              <text:p text:style-name="P6"><text:span text:style-name="T4">Data</text:span></text:p>
              <text:p text:style-name="P6"><text:span text:style-name="T3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8" draw:layer="layout" svg:x1="10.971cm" svg:y1="12.556cm" svg:x2="8.672cm" svg:y2="13.747cm" draw:start-shape="id1" draw:start-glue-point="2" draw:end-shape="id2" draw:end-glue-point="4" svg:d="M10971 12556v1191h-2299" svg:viewBox="0 0 2300 1192">
          <text:p/>
        </draw:connector>
        <draw:connector draw:style-name="gr6" draw:text-style-name="P8" draw:layer="layout" svg:x1="8.672cm" svg:y1="9.619cm" svg:x2="10.971cm" svg:y2="11.083cm" draw:start-shape="id3" draw:start-glue-point="1" draw:end-shape="id1" draw:end-glue-point="0" svg:d="M8672 9619h2299v1464" svg:viewBox="0 0 2300 1465">
          <text:p/>
        </draw:connector>
        <draw:custom-shape draw:style-name="gr7" draw:text-style-name="P5" xml:id="id2" draw:id="id2" draw:layer="layout" svg:width="2.201cm" svg:height="1.473cm" svg:x="6.471cm" svg:y="13.284cm">
          <draw:glue-point draw:id="4" svg:x="5.056cm" svg:y="-1.86cm"/>
          <draw:glue-point draw:id="5" svg:x="5.056cm" svg:y="1.588cm"/>
          <text:list text:style-name="L1">
            <text:list-header>
              <text:p text:style-name="P3"><text:span text:style-name="T2">MA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6" draw:id="id6" draw:layer="layout" svg:width="2.201cm" svg:height="1.473cm" svg:x="6.471cm" svg:y="11.079cm">
          <text:list text:style-name="L1">
            <text:list-header>
              <text:p text:style-name="P3"><text:span text:style-name="T2">M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2.201cm" svg:height="1.473cm" svg:x="6.471cm" svg:y="16.08cm">
          <text:list text:style-name="L1">
            <text:list-header>
              <text:p text:style-name="P3"><text:span text:style-name="T2">MUA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4.37cm" svg:y1="14.015cm" svg:x2="6.471cm" svg:y2="14.02cm" draw:start-shape="id4" draw:start-glue-point="8" draw:end-shape="id2" draw:end-glue-point="3" svg:d="M4370 14015h1050v5h1051" svg:viewBox="0 0 2102 6">
          <text:p/>
        </draw:connector>
        <draw:connector draw:style-name="gr10" draw:text-style-name="P8" draw:layer="layout" svg:x1="7.571cm" svg:y1="14.757cm" svg:x2="7.571cm" svg:y2="16.08cm" draw:start-shape="id2" draw:start-glue-point="2" draw:end-shape="id5" draw:end-glue-point="0" svg:d="M7571 14757v1323" svg:viewBox="0 0 1 1324">
          <text:p/>
        </draw:connector>
        <draw:connector draw:style-name="gr6" draw:text-style-name="P8" draw:layer="layout" svg:x1="7.571cm" svg:y1="11.079cm" svg:x2="7.571cm" svg:y2="10.356cm" draw:start-shape="id6" draw:start-glue-point="0" draw:end-shape="id3" draw:end-glue-point="2" svg:d="M7571 11079v-723" svg:viewBox="0 0 1 724">
          <text:p/>
        </draw:connector>
        <draw:custom-shape draw:style-name="gr11" draw:text-style-name="P9" xml:id="id7" draw:id="id7" draw:layer="layout" svg:width="2.201cm" svg:height="1.473cm" svg:x="19.25cm" svg:y="8.883cm">
          <text:list text:style-name="L1">
            <text:list-header>
              <text:p text:style-name="P6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0" xml:id="id8" draw:id="id8" draw:layer="layout" svg:width="2.201cm" svg:height="1.473cm" svg:x="15.85cm" svg:y="11.083cm">
          <text:list text:style-name="L1">
            <text:list-header>
              <text:p text:style-name="P6"><text:span text:style-name="T2">MDA</text:span></text:p>
            </text:list-header>
            <text:list-item>
              <text:p text:style-name="P6"><text:span text:style-name="T5">Rq Party Client</text:span></text:p>
            </text:list-item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7" xml:id="id11" draw:id="id11" draw:layer="layout" svg:width="1.932cm" svg:height="1.889cm" svg:x="23.57cm" svg:y="13.079cm">
          <text:list text:style-name="L1">
            <text:list-header>
              <text:p text:style-name="P6"><text:span text:style-name="T4">Data</text:span></text:p>
              <text:p text:style-name="P6"><text:span text:style-name="T3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19.251cm" svg:y1="9.619cm" svg:x2="16.951cm" svg:y2="11.083cm" draw:start-shape="id7" draw:start-glue-point="3" draw:end-shape="id8" draw:end-glue-point="0" svg:d="M19251 9619h-2300v1464" svg:viewBox="0 0 2301 1465">
          <text:p/>
        </draw:connector>
        <draw:connector draw:style-name="gr6" draw:text-style-name="P8" draw:layer="layout" svg:x1="16.951cm" svg:y1="12.556cm" svg:x2="19.26cm" svg:y2="13.747cm" draw:start-shape="id8" draw:start-glue-point="2" draw:end-shape="id9" draw:end-glue-point="4" svg:d="M16951 12556v1191h2309" svg:viewBox="0 0 2310 1192">
          <text:p/>
        </draw:connector>
        <draw:custom-shape draw:style-name="gr14" draw:text-style-name="P9" xml:id="id10" draw:id="id10" draw:layer="layout" svg:width="2.209cm" svg:height="1.473cm" svg:x="19.246cm" svg:y="11.079cm">
          <text:list text:style-name="L1">
            <text:list-header>
              <text:p text:style-name="P6"><text:span text:style-name="T2">MS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onnector draw:style-name="gr6" draw:text-style-name="P8" draw:layer="layout" svg:x1="20.351cm" svg:y1="11.079cm" svg:x2="20.351cm" svg:y2="10.356cm" draw:start-shape="id10" draw:start-glue-point="0" draw:end-shape="id7" draw:end-glue-point="2" svg:d="M20351 11079v-723" svg:viewBox="0 0 1 724">
          <text:p/>
        </draw:connector>
        <draw:connector draw:style-name="gr10" draw:text-style-name="P8" draw:layer="layout" svg:x1="7.571cm" svg:y1="8.883cm" svg:x2="20.351cm" svg:y2="8.883cm" draw:start-shape="id3" draw:start-glue-point="0" draw:end-shape="id7" draw:end-glue-point="0" svg:d="M7571 8883v-644h12780v644" svg:viewBox="0 0 12781 645">
          <text:p/>
        </draw:connector>
        <draw:line draw:style-name="gr15" draw:text-style-name="P8" draw:layer="layout" svg:x1="13.974cm" svg:y1="6.145cm" svg:x2="13.979cm" svg:y2="19.286cm">
          <text:p/>
        </draw:line>
        <draw:custom-shape draw:style-name="gr16" draw:text-style-name="P12" draw:layer="layout" svg:width="1.497cm" svg:height="0.642cm" svg:x="14.09cm" svg:y="7.468cm">
          <text:list text:style-name="L1">
            <text:list-header>
              <text:p text:style-name="P11"><text:span text:style-name="T6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1.408cm" svg:height="0.642cm" svg:x="7.658cm" svg:y="15.11cm">
          <text:list text:style-name="L1">
            <text:list-header>
              <text:p text:style-name="P11"><text:span text:style-name="T6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8" draw:layer="layout" svg:x1="7.571cm" svg:y1="13.284cm" svg:x2="7.571cm" svg:y2="12.552cm" draw:start-shape="id2" draw:start-glue-point="0" draw:end-shape="id6" draw:end-glue-point="2" svg:d="M7571 13284v-732" svg:viewBox="0 0 1 733">
          <text:p/>
        </draw:connector>
        <draw:custom-shape draw:style-name="gr18" draw:text-style-name="P10" xml:id="id9" draw:id="id9" draw:layer="layout" svg:width="2.2cm" svg:height="1.473cm" svg:x="19.26cm" svg:y="13.288cm">
          <draw:glue-point draw:id="4" svg:x="-5.031cm" svg:y="-1.887cm"/>
          <draw:glue-point draw:id="5" svg:x="-5.031cm" svg:y="1.853cm"/>
          <text:list text:style-name="L1">
            <text:list-header>
              <text:p text:style-name="P6"><text:span text:style-name="T2">MAA</text:span></text:p>
            </text:list-header>
            <text:list-item>
              <text:p text:style-name="P6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2" draw:id="id12" draw:layer="layout" svg:width="2.2cm" svg:height="1.472cm" svg:x="19.26cm" svg:y="16.089cm">
          <text:list text:style-name="L1">
            <text:list-header>
              <text:p text:style-name="P6"><text:span text:style-name="T2">MUA</text:span></text:p>
            </text:list-header>
            <text:list-item>
              <text:p text:style-name="P6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23.57cm" svg:y1="14.023cm" svg:x2="21.46cm" svg:y2="14.024cm" draw:start-shape="id11" draw:start-glue-point="8" draw:end-shape="id9" draw:end-glue-point="1" svg:d="M23570 14023h-1055v1h-1055" svg:viewBox="0 0 2111 2">
          <text:p/>
        </draw:connector>
        <draw:connector draw:style-name="gr10" draw:text-style-name="P8" draw:layer="layout" svg:x1="20.36cm" svg:y1="14.761cm" svg:x2="20.36cm" svg:y2="16.089cm" draw:start-shape="id9" draw:start-glue-point="2" draw:end-shape="id12" draw:end-glue-point="0" svg:d="M20360 14761v1328" svg:viewBox="0 0 1 1329">
          <text:p/>
        </draw:connector>
        <draw:custom-shape draw:style-name="gr20" draw:text-style-name="P12" draw:layer="layout" svg:width="1.408cm" svg:height="0.642cm" svg:x="20.425cm" svg:y="15.118cm">
          <text:list text:style-name="L1">
            <text:list-header>
              <text:p text:style-name="P11"><text:span text:style-name="T6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1" draw:text-style-name="P8" draw:layer="layout" draw:type="lines" draw:line-skew="0cm -2.671cm" svg:x1="12.072cm" svg:y1="11.819cm" svg:x2="19.26cm" svg:y2="14.296cm" draw:start-shape="id1" draw:start-glue-point="1" draw:end-shape="id9" draw:end-glue-point="5" svg:d="M12072 11819h642l3232 2477h3314" svg:viewBox="0 0 7189 2478">
          <text:p/>
        </draw:connector>
        <draw:custom-shape draw:style-name="gr22" draw:text-style-name="P12" draw:layer="layout" svg:width="1.408cm" svg:height="0.642cm" svg:x="14.129cm" svg:y="11.08cm">
          <text:list text:style-name="L1">
            <text:list-header>
              <text:p text:style-name="P11"><text:span text:style-name="T6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0" draw:layer="layout" svg:width="2.201cm" svg:height="1.473cm" svg:x="2.471cm" svg:y="6.586cm">
          <text:list text:style-name="L1">
            <text:list-header>
              <text:p text:style-name="P6"><text:span text:style-name="T2">IAM</text:span></text:p>
            </text:list-header>
            <text:list-item>
              <text:p text:style-name="P6"><text:span text:style-name="T5">Auth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2cm" svg:height="1.473cm" svg:x="23.273cm" svg:y="6.586cm">
          <text:list text:style-name="L1">
            <text:list-header>
              <text:p text:style-name="P6"><text:span text:style-name="T2">IAM</text:span></text:p>
            </text:list-header>
            <text:list-item>
              <text:p text:style-name="P6"><text:span text:style-name="T5">Auth Server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0.36cm" svg:y1="13.288cm" svg:x2="20.351cm" svg:y2="12.552cm" draw:start-shape="id9" draw:start-glue-point="0" draw:end-shape="id10" draw:end-glue-point="2" svg:d="M20360 13288v-369h-9v-367" svg:viewBox="0 0 10 737">
          <text:p/>
        </draw:connector>
        <draw:connector draw:style-name="gr25" draw:text-style-name="P8" draw:layer="layout" draw:type="lines" draw:line-skew="2.769cm" svg:x1="8.672cm" svg:y1="14.253cm" svg:x2="15.851cm" svg:y2="11.819cm" draw:start-shape="id2" draw:start-glue-point="5" draw:end-shape="id8" draw:end-glue-point="3" svg:d="M8672 14253h3411l3125-2434h643" svg:viewBox="0 0 7180 2435">
          <text:p/>
        </draw:connector>
        <draw:frame draw:style-name="gr26" draw:text-style-name="P8" draw:layer="layout" svg:width="3.598cm" svg:height="0.962cm" svg:x="12.189cm" svg:y="4.078cm">
          <draw:text-box>
            <text:p text:style-name="P13">Data-Flow</text:p>
          </draw:text-box>
        </draw:fram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4T12:15:29.013413467</meta:creation-date>
    <dc:date>2020-07-25T22:39:55.152954394</dc:date>
    <dc:creator>Igor Zboran</dc:creator>
    <meta:editing-duration>PT5H11M31S</meta:editing-duration>
    <meta:editing-cycles>19</meta:editing-cycles>
    <meta:generator>LibreOffice/6.4.5.2$Linux_X86_64 LibreOffice_project/1ed6aca320d7f4d82924e6cec66e4f7527376448</meta:generator>
    <meta:document-statistic meta:object-count="56"/>
  </office:meta>
</office:document-meta>
</file>